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012" officeooo:paragraph-rsid="00061012"/>
    </style:style>
    <style:style style:name="P2" style:family="paragraph" style:parent-style-name="Standard">
      <style:text-properties officeooo:rsid="0007e00f" officeooo:paragraph-rsid="0007e00f"/>
    </style:style>
    <style:style style:name="P3" style:family="paragraph" style:parent-style-name="Standard">
      <style:text-properties officeooo:rsid="000a95e1" officeooo:paragraph-rsid="000a95e1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>
      <style:text-properties officeooo:rsid="00061012" officeooo:paragraph-rsid="00061012"/>
    </style:style>
    <style:style style:name="P6" style:family="paragraph" style:parent-style-name="Standard">
      <style:text-properties officeooo:rsid="0007e00f" officeooo:paragraph-rsid="00061012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Text_20_body">
      <style:text-properties officeooo:rsid="00061012" officeooo:paragraph-rsid="000610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Wild wild everything </text:h>
      <text:p text:style-name="P1"/>
      <text:p text:style-name="P1"/>
      <text:p text:style-name="P9">(work)</text:p>
      <text:p text:style-name="Text_20_body">Entering US in Alaska and going down the south of the continent </text:p>
      <text:p text:style-name="P8">FLY-INS</text:p>
      <text:p text:style-name="P8">(of the city names with Veronika staying in front of the camera at different locations and reporting from the places)</text:p>
      <text:p text:style-name="P7">Alaska</text:p>
      <text:p text:style-name="Text_20_body">Washington (state) - Seattle</text:p>
      <text:p text:style-name="Text_20_body">Oregon - Portland</text:p>
      <text:p text:style-name="Text_20_body">California (SF &amp; LA)</text:p>
      <text:p text:style-name="Text_20_body">Las Vegas</text:p>
      <text:p text:style-name="Text_20_body">Chicago</text:p>
      <text:p text:style-name="Text_20_body">Boston</text:p>
      <text:p text:style-name="Text_20_body">New York</text:p>
      <text:p text:style-name="Text_20_body">Washington (DC)</text:p>
      <text:p text:style-name="Text_20_body">Florida</text:p>
      <text:p text:style-name="Text_20_body">Texas</text:p>
      <text:p text:style-name="Text_20_body">what else to show here?<text:line-break/>Grand Canyon? </text:p>
      <text:p text:style-name="P1"/>
      <text:p text:style-name="P9">Children see her mother more on TV than at home in person</text:p>
      <text:p text:style-name="P1"/>
      <text:p text:style-name="P6"/>
      <text:p text:style-name="P2"/>
      <text:p text:style-name="P3">and from the south of USA she went into Mexico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41:05.961197667</meta:creation-date>
    <dc:date>2026-01-06T21:56:22.217364081</dc:date>
    <meta:editing-duration>PT4M56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88" meta:character-count="485" meta:non-whitespace-character-count="413"/>
  </office:meta>
</office:document-meta>
</file>